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9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tring length</text:p>
          </table:table-cell>
          <table:table-cell table:style-name="ce1" office:value-type="string" calcext:value-type="string">
            <text:p>normalized avg. edit distance (n! Samples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! trial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starting here: n = 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78" calcext:value-type="float">
            <text:p>0.87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96" calcext:value-type="float">
            <text:p>0.8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03" calcext:value-type="float">
            <text:p>0.9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07" calcext:value-type="float">
            <text:p>0.90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1" calcext:value-type="float">
            <text:p>0.91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15" calcext:value-type="float">
            <text:p>0.9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09:43:54.222538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08:14:05.843576401</meta:creation-date>
    <dc:date>2020-10-14T09:52:42.366098691</dc:date>
    <meta:editing-duration>PT50M59S</meta:editing-duration>
    <meta:editing-cycles>3</meta:editing-cycles>
    <meta:generator>LibreOffice/6.4.6.2$Linux_X86_64 LibreOffice_project/40$Build-2</meta:generator>
    <meta:document-statistic meta:table-count="1" meta:cell-count="46" meta:object-count="0"/>
  </office:meta>
</office:document-meta>
</file>